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95cm"/>
    </style:style>
    <style:style style:name="co3" style:family="table-column">
      <style:table-column-properties fo:break-before="auto" style:column-width="3.2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 office:value-type="string">
            <text:p>proper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se</text:p>
          </table:table-cell>
          <table:table-cell office:value-type="string">
            <text:p>opacity</text:p>
          </table:table-cell>
          <table:table-cell/>
          <table:table-cell office:value-type="string">
            <text:p>Norma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ss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Hove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isabl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Focused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ButtonWithIm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utt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uttonWithImageAndLabel</text:p>
          </table:table-cell>
          <table:table-cell office:value-type="string">
            <text:p>corner-radius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order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order-width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Selected</text:p>
          </table:table-cell>
        </table:table-row>
        <table:table-row table:style-name="ro1">
          <table:table-cell table:number-columns-repeated="2"/>
          <table:table-cell office:value-type="string">
            <text:p>border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size</text:p>
          </table:table-cell>
          <table:table-cell office:value-type="string">
            <text:p>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style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ill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ill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r-size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CheckButton (= button)</text:p>
          </table:table-cell>
          <table:table-cell table:number-columns-repeated="2"/>
          <table:table-cell office:value-type="string">
            <text:p>Check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ltiRangeBar</text:p>
          </table:table-cell>
          <table:table-cell office:value-type="string">
            <text:p>border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order-width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order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size</text:p>
          </table:table-cell>
          <table:table-cell office:value-type="string">
            <text:p>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font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style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ill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ill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parator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parator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parator-width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rrow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rrow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RatingsBar</text:p>
          </table:table-cell>
          <table:table-cell office:value-type="string">
            <text:p>empty-pattern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ill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ill-opac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ize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reviewHeading</text:p>
          </table:table-cell>
          <table:table-cell office:value-type="string">
            <text:p>title-size</text:p>
          </table:table-cell>
          <table:table-cell office:value-type="string">
            <text:p>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tle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tle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tle-font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title-size</text:p>
          </table:table-cell>
          <table:table-cell office:value-type="string">
            <text:p>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title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title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title-font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ensNavBar (= button)</text:p>
          </table:table-cell>
          <table:table-cell office:value-type="string">
            <text:p>arrow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rrow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pacing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rackView</text:p>
          </table:table-cell>
          <table:table-cell office:value-type="string">
            <text:p>text-size</text:p>
          </table:table-cell>
          <table:table-cell office:value-type="string">
            <text:p>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font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opacity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xt-style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lumn_1_width</text:p>
          </table:table-cell>
          <table:table-cell office:value-type="string">
            <text:p>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lumn_2_width</text:p>
          </table:table-cell>
          <table:table-cell office:value-type="string">
            <text:p>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lumn_3_width</text:p>
          </table:table-cell>
          <table:table-cell office:value-type="string">
            <text:p>e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crollbar</text:p>
          </table:table-cell>
          <table:table-cell office:value-type="string">
            <text:p>fill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ner-radius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ze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parator</text:p>
          </table:table-cell>
          <table:table-cell office:value-type="string">
            <text:p>fill-color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ze</text:p>
          </table:table-cell>
          <table:table-cell office:value-type="string">
            <text:p>int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.06.2011</text:date>, <text:time>10:0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Boucault</meta:initial-creator>
    <meta:creation-date>2011-06-27T15:25:51</meta:creation-date>
    <dc:date>2011-06-28T18:05:54</dc:date>
    <dc:creator>Mirco Müller</dc:creator>
    <meta:editing-duration>PT6H21M58S</meta:editing-duration>
    <meta:editing-cycles>8</meta:editing-cycles>
    <meta:generator>LibreOffice/3.3$Linux LibreOffice_project/330m19$Build-202</meta:generator>
    <meta:document-statistic meta:table-count="3" meta:cell-count="126" meta:object-count="0"/>
  </office:meta>
</office:document-meta>
</file>